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6.844cm"/>
    </style:style>
    <style:style style:name="co4" style:family="table-column">
      <style:table-column-properties fo:break-before="auto" style:column-width="8.9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label</text:p>
          </table:table-cell>
          <table:table-cell table:style-name="ce7" office:value-type="string" calcext:value-type="string">
            <text:p>dcterms:language ^^valuesuggest:lc:iso6392</text:p>
          </table:table-cell>
        </table:table-row>
        <table:table-row table:style-name="ro1">
          <table:table-cell table:number-columns-repeated="2" office:value-type="string" calcext:value-type="string">
            <text:p>cpf</text:p>
          </table:table-cell>
          <table:table-cell office:value-type="string" calcext:value-type="string">
            <text:p>Créoles et pidgins basés sur le français</text:p>
          </table:table-cell>
          <table:table-cell table:formula="of:= IF(ISERROR(FIND(&quot;|&quot;; [.B2])); [.B2] &amp; &quot; &quot; &amp; [.C2]; &quot;&quot;)" office:value-type="string" office:string-value="cpf Créoles et pidgins basés sur le français" calcext:value-type="string">
            <text:p>cpf Créoles et pidgins basés sur le français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ois</text:p>
          </table:table-cell>
          <table:table-cell table:formula="of:= IF(ISERROR(FIND(&quot;|&quot;; [.B3])); [.B3] &amp; &quot; &quot; &amp; [.C3]; &quot;&quot;)" office:value-type="string" office:string-value="dan Danois" calcext:value-type="string">
            <text:p>dan Danoi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llemand</text:p>
          </table:table-cell>
          <table:table-cell table:formula="of:= IF(ISERROR(FIND(&quot;|&quot;; [.B4])); [.B4] &amp; &quot; &quot; &amp; [.C4]; &quot;&quot;)" office:value-type="string" office:string-value="deu Allemand" calcext:value-type="string">
            <text:p>deu Allemand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ois</text:p>
          </table:table-cell>
          <table:table-cell table:formula="of:= IF(ISERROR(FIND(&quot;|&quot;; [.B5])); [.B5] &amp; &quot; &quot; &amp; [.C5]; &quot;&quot;)" office:value-type="string" office:string-value="dan Danois" calcext:value-type="string">
            <text:p>dan Danois</text:p>
          </table:table-cell>
        </table:table-row>
        <table:table-row table:style-name="ro1">
          <table:table-cell table:number-columns-repeated="2" office:value-type="string" calcext:value-type="string">
            <text:p>djk</text:p>
          </table:table-cell>
          <table:table-cell office:value-type="string" calcext:value-type="string">
            <text:p>Ndjuka</text:p>
          </table:table-cell>
          <table:table-cell table:formula="of:= IF(ISERROR(FIND(&quot;|&quot;; [.B6])); [.B6] &amp; &quot; &quot; &amp; [.C6]; &quot;&quot;)" office:value-type="string" office:string-value="djk Ndjuka" calcext:value-type="string">
            <text:p>djk Ndjuka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nglais</text:p>
          </table:table-cell>
          <table:table-cell table:formula="of:= IF(ISERROR(FIND(&quot;|&quot;; [.B7])); [.B7] &amp; &quot; &quot; &amp; [.C7]; &quot;&quot;)" office:value-type="string" office:string-value="eng Anglais" calcext:value-type="string">
            <text:p>eng Anglais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Espagnol</text:p>
          </table:table-cell>
          <table:table-cell table:formula="of:= IF(ISERROR(FIND(&quot;|&quot;; [.B8])); [.B8] &amp; &quot; &quot; &amp; [.C8]; &quot;&quot;)" office:value-type="string" office:string-value="spa Espagnol" calcext:value-type="string">
            <text:p>spa Espagnol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çais</text:p>
          </table:table-cell>
          <table:table-cell table:formula="of:= IF(ISERROR(FIND(&quot;|&quot;; [.B9])); [.B9] &amp; &quot; &quot; &amp; [.C9]; &quot;&quot;)" office:value-type="string" office:string-value="fra Français" calcext:value-type="string">
            <text:p>fra Français</text:p>
          </table:table-cell>
        </table:table-row>
        <table:table-row table:style-name="ro1">
          <table:table-cell table:style-name="ce3" office:value-type="string" calcext:value-type="string">
            <text:p>Fr + lat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 Français</text:p>
          </table:table-cell>
        </table:table-row>
        <table:table-row table:style-name="ro1">
          <table:table-cell table:style-name="ce5" office:value-type="string" calcext:value-type="string">
            <text:p>Fr + 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 Latin</text:p>
          </table:table-cell>
        </table:table-row>
        <table:table-row table:style-name="ro1">
          <table:table-cell office:value-type="string" calcext:value-type="string">
            <text:p>Fro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rançais ancien</text:p>
          </table:table-cell>
          <table:table-cell table:formula="of:= IF(ISERROR(FIND(&quot;|&quot;; [.B12])); [.B12] &amp; &quot; &quot; &amp; [.C12]; &quot;&quot;)" office:value-type="string" office:string-value="fro Français ancien" calcext:value-type="string">
            <text:p>fro Français ancien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llemand</text:p>
          </table:table-cell>
          <table:table-cell table:formula="of:= IF(ISERROR(FIND(&quot;|&quot;; [.B13])); [.B13] &amp; &quot; &quot; &amp; [.C13]; &quot;&quot;)" office:value-type="string" office:string-value="deu Allemand" calcext:value-type="string">
            <text:p>deu Alleman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ien</text:p>
          </table:table-cell>
          <table:table-cell table:formula="of:= IF(ISERROR(FIND(&quot;|&quot;; [.B14])); [.B14] &amp; &quot; &quot; &amp; [.C14]; &quot;&quot;)" office:value-type="string" office:string-value="ita Italien" calcext:value-type="string">
            <text:p>ita Italie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tin</text:p>
          </table:table-cell>
          <table:table-cell table:formula="of:= IF(ISERROR(FIND(&quot;|&quot;; [.B15])); [.B15] &amp; &quot; &quot; &amp; [.C15]; &quot;&quot;)" office:value-type="string" office:string-value="lat Latin" calcext:value-type="string">
            <text:p>lat Latin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tin</text:p>
          </table:table-cell>
          <table:table-cell table:formula="of:= IF(ISERROR(FIND(&quot;|&quot;; [.B16])); [.B16] &amp; &quot; &quot; &amp; [.C16]; &quot;&quot;)" office:value-type="string" office:string-value="lat Latin" calcext:value-type="string">
            <text:p>lat Latin</text:p>
          </table:table-cell>
        </table:table-row>
        <table:table-row table:style-name="ro1">
          <table:table-cell office:value-type="string" calcext:value-type="string">
            <text:p>Nah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Langues nahuatl</text:p>
          </table:table-cell>
          <table:table-cell table:formula="of:= IF(ISERROR(FIND(&quot;|&quot;; [.B17])); [.B17] &amp; &quot; &quot; &amp; [.C17]; &quot;&quot;)" office:value-type="string" office:string-value="nah Langues nahuatl" calcext:value-type="string">
            <text:p>nah Langues nahuatl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éerlandais</text:p>
          </table:table-cell>
          <table:table-cell table:formula="of:= IF(ISERROR(FIND(&quot;|&quot;; [.B18])); [.B18] &amp; &quot; &quot; &amp; [.C18]; &quot;&quot;)" office:value-type="string" office:string-value="nld Néerlandais" calcext:value-type="string">
            <text:p>nld Néerlandais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tugais</text:p>
          </table:table-cell>
          <table:table-cell table:formula="of:= IF(ISERROR(FIND(&quot;|&quot;; [.B19])); [.B19] &amp; &quot; &quot; &amp; [.C19]; &quot;&quot;)" office:value-type="string" office:string-value="por Portugais" calcext:value-type="string">
            <text:p>por Portugais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tugais brésilien</text:p>
          </table:table-cell>
          <table:table-cell table:formula="of:= IF(ISERROR(FIND(&quot;|&quot;; [.B20])); [.B20] &amp; &quot; &quot; &amp; [.C20]; &quot;&quot;)" office:value-type="string" office:string-value="por Portugais brésilien" calcext:value-type="string">
            <text:p>por Portugais brésilien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Langues sud-amérindiennes</text:p>
          </table:table-cell>
          <table:table-cell table:formula="of:= IF(ISERROR(FIND(&quot;|&quot;; [.B21])); [.B21] &amp; &quot; &quot; &amp; [.C21]; &quot;&quot;)" office:value-type="string" office:string-value="sai Langues sud-amérindiennes" calcext:value-type="string">
            <text:p>sai Langues sud-amérindiennes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Espagnol</text:p>
          </table:table-cell>
          <table:table-cell table:formula="of:= IF(ISERROR(FIND(&quot;|&quot;; [.B22])); [.B22] &amp; &quot; &quot; &amp; [.C22]; &quot;&quot;)" office:value-type="string" office:string-value="spa Espagnol" calcext:value-type="string">
            <text:p>spa Espagnol</text:p>
          </table:table-cell>
        </table:table-row>
      </table:table>
      <table:named-expressions/>
      <table:database-ranges>
        <table:database-range table:name="__Anonymous_Sheet_DB__0" table:target-range-address="Feuille1.A1:Feuille1.D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6:23:27.16707843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Berthereau</meta:initial-creator>
    <meta:creation-date>2021-05-15T08:47:19.633668309</meta:creation-date>
    <dc:date>2021-11-21T16:27:21.739323903</dc:date>
    <dc:creator>Daniel Berthereau</dc:creator>
    <meta:editing-duration>PT7H56M13S</meta:editing-duration>
    <meta:editing-cycles>12</meta:editing-cycles>
    <meta:generator>LibreOffice/7.2.2.2$Linux_X86_64 LibreOffice_project/20$Build-2</meta:generator>
    <meta:document-statistic meta:table-count="1" meta:cell-count="88" meta:object-count="0"/>
  </office:meta>
</office:document-meta>
</file>